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5-10-10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5-09-19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5-08-08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5-07-11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5-06-13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5-06-04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5-05-08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5-04-11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5-03-14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4-11-04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4-10-07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4-09-0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4-08-02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4-07-03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4-06-07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4-05-14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3-08-07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3-06-08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3-05-02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3-04-11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2-11-02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2-10-10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2-09-13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2-08-10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2-07-06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2-06-0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2-05-04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2-03-22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1-11-03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1-10-04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1-09-09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1-08-03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1-07-0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1-06-10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1-04-09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1-03-17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0-11-04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0-10-07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0-09-02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0-08-13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0-07-15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0-06-05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20-03-26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9-11-04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9-10-04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9-09-04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9-08-09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9-07-16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9-06-0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9-04-19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9-03-29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8-11-14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8-10-15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8-09-11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8-08-08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8-07-09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8-06-08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8-05-18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8-04-23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7-11-02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7-10-11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7-09-06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7-08-10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7-07-10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7-06-08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7-05-10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7-04-13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6-11-16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6-10-04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6-09-12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6-08-16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6-07-28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6-06-20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6-05-11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6-04-04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5-11-03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5-10-09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5-09-02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5-08-05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5-07-0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5-06-10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5-05-2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5-03-17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4-11-1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4-10-16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4-09-1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4-08-2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4-07-09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4-06-04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4-05-14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4-04-0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3-11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3-10-0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3-09-1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3-08-0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3-07-1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3-06-2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3-05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3-03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2-11-0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2-10-1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2-09-1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2-08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2-07-1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2-06-0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2-05-1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2-04-0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1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1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1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8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7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7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7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6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6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6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6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6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6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6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5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5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4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3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3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2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2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1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0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200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9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9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8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8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7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7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7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6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6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6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6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6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6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6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6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6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5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5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5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4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3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2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2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1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90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8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8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8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8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8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8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8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8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15</text:p>
          </table:table-cell>
          <table:table-cell office:value-type="string" calcext:value-type="string">
            <text:p>QWTA nr Solway, State of MN</text:p>
          </table:table-cell>
          <table:table-cell office:value-type="string" calcext:value-type="string">
            <text:p>198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78" meta:object-count="0"/>
    <meta:user-defined meta:name="AppVersion">3.0</meta:user-defined>
  </office:meta>
</office:document-meta>
</file>